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adc5e7"/>
    </style:style>
    <style:style style:name="P2" style:family="paragraph" style:parent-style-name="Standard">
      <style:text-properties officeooo:rsid="001ce813" officeooo:paragraph-rsid="001ce813"/>
    </style:style>
    <style:style style:name="T1" style:family="text">
      <style:text-properties fo:background-color="#999999" loext:char-shading-value="0"/>
    </style:style>
    <style:style style:name="T2" style:family="text">
      <style:text-properties fo:background-color="#999999" loext:char-shading-value="0"/>
    </style:style>
    <style:style style:name="T3" style:family="text">
      <style:text-properties fo:background-color="#ffffff"/>
    </style:style>
    <style:style style:name="T4" style:family="text">
      <style:text-properties fo:background-color="#adc5e7" loext:char-shading-value="0"/>
    </style:style>
    <style:style style:name="T5" style:family="text">
      <style:text-properties fo:background-color="#adc5e7" loext:char-shading-value="0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BUG: <text:span text:style-name="T8"><text:s/>SDK location not found. Define location with sdk.dir in the local.properties file or with an ANDROID</text:span></text:p>
      <text:p text:style-name="Standard"/>
      <text:p text:style-name="Standard">#<text:span text:style-name="T9">SOLUTION</text:span>: </text:p>
      <text:p text:style-name="Standard"/>
      <text:p text:style-name="P2">+++++++++++++++++++++++++++++++++++++++++++</text:p>
      <text:p text:style-name="Standard">++++++++++++++++MACOSX+++++++++++++++++++</text:p>
      <text:p text:style-name="Standard"/>
      <text:p text:style-name="Standard">I found two ways to solve:</text:p>
      <text:p text:style-name="Standard"/>
      <text:p text:style-name="Standard"/>
      <text:p text:style-name="Standard">**************(1st way,Good practice and recommend)**************</text:p>
      <text:p text:style-name="Standard"/>
      <text:p text:style-name="Standard">(1) Open with eny editor</text:p>
      <text:p text:style-name="Standard"/>
      <text:p text:style-name="P1">~/.bash_profile</text:p>
      <text:p text:style-name="Standard"/>
      <text:p text:style-name="Standard">(2) add this on file</text:p>
      <text:p text:style-name="Standard"/>
      <text:p text:style-name="P1"><text:s/>export ANDROID_HOME=~/Library/Android/sdk/</text:p>
      <text:p text:style-name="P1"><text:s/>export PATH=$PATH:~/android-sdks/platform-tools/</text:p>
      <text:p text:style-name="P1"><text:s/>export PATH=$PATH:~/android-sdks/tools/</text:p>
      <text:p text:style-name="Standard"/>
      <text:p text:style-name="Standard">(3) Run it on terminal</text:p>
      <text:p text:style-name="Standard"/>
      <text:p text:style-name="P1">source ~/.bash_profile</text:p>
      <text:p text:style-name="Standard"/>
      <text:p text:style-name="Standard">(4) Restartar the Terminal</text:p>
      <text:p text:style-name="Standard"/>
      <text:p text:style-name="Standard">DONE.</text:p>
      <text:p text:style-name="Standard"/>
      <text:p text:style-name="Standard"/>
      <text:p text:style-name="Standard">**************(2nd way, if the first form does not work)**********</text:p>
      <text:p text:style-name="Standard"/>
      <text:p text:style-name="Standard"/>
      <text:p text:style-name="Standard">(1) Create a named file <text:s/>"l<text:span text:style-name="T5">ocal.properties</text:span>" in your app's android folder </text:p>
      <text:p text:style-name="Standard"/>
      <text:p text:style-name="Standard">(2) Add this line</text:p>
      <text:p text:style-name="Standard"/>
      <text:p text:style-name="P1">sdk.dir = /Users/imac/Library/Android/sdk</text:p>
      <text:p text:style-name="Standard"/>
      <text:p text:style-name="Standard">(3) Save the File</text:p>
      <text:p text:style-name="Standard"/>
      <text:p text:style-name="Standard">(4) Restartar the Terminal</text:p>
      <text:p text:style-name="Standard"/>
      <text:p text:style-name="Standard">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165in" fo:margin-right="0.27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4:19:12.917834913</meta:creation-date>
    <dc:date>2019-05-16T14:22:38.111540402</dc:date>
    <meta:editing-duration>PT3M2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96" meta:character-count="804" meta:non-whitespace-character-count="724"/>
  </office:meta>
</office:document-meta>
</file>